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ill Sans" svg:font-family="'Gill Sans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mm"/>
        </style:tab-stops>
      </style:paragraph-properties>
    </style:style>
    <style:style style:name="P2" style:family="paragraph" style:parent-style-name="Footnote">
      <style:text-properties fo:font-size="9pt" style:font-size-asian="9pt" style:font-size-complex="9pt"/>
    </style:style>
    <style:style style:name="P3" style:family="paragraph" style:parent-style-name="citazione">
      <style:paragraph-properties fo:text-align="start" style:justify-single-word="false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citazione">
      <style:paragraph-properties fo:text-align="start" style:justify-single-word="false"/>
      <style:text-properties fo:language="en" fo:country="US" fo:font-style="italic" style:font-style-asian="italic" style:language-complex="ar" style:country-complex="SA" style:font-style-complex="italic"/>
    </style:style>
    <style:style style:name="P6" style:family="paragraph" style:parent-style-name="Standard" style:list-style-name="WW8Num1"/>
    <style:style style:name="P7" style:family="paragraph" style:parent-style-name="Standard" style:list-style-name="WW8Num3"/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name-complex="Courier New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/>
    </style:style>
    <style:style style:name="T6" style:family="text">
      <style:text-properties fo:language="en" fo:country="US" fo:font-style="italic" style:font-style-asian="italic" style:language-complex="ar" style:country-complex="SA" style:font-style-complex="italic"/>
    </style:style>
    <style:style style:name="T7" style:family="text">
      <style:text-properties fo:language="en" fo:country="US" style:language-complex="ar" style:country-complex="SA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ostiene Aristotele</text:h>
      <text:p text:style-name="Standard"/>
      <text:p text:style-name="Standard">Sostiene Aristotele (e per fortuna lo sostiene nella sesta pagina de: “La metafisica”, ché se l’avesse sostenuto, che so, a pagina quattrocentosettantadue, chissà se l’avrei mai saputo) che la ricerca della conoscenza, “deve in qualche modo portarci a uno stato contrario a quello nel quale si dà inizio alle ricerche”. </text:p>
      <text:p text:style-name="Standard">Ci si meraviglia di qualcosa, se ne indagano le cause e, una volta che le si è scoperte, ciò che prima meravigliava appare come qualcosa di inevitabile.</text:p>
      <text:p text:style-name="Standard">L’oggetto di studio, nel caso specifico, è l’Universo.</text:p>
      <text:p text:style-name="Standard">Dopo anni di ragionamenti, di letture balzane e di teorie ancora più balzane, sono riuscito a formulare una visione delle cose (mi spiace, ma mi rifiuto di scrivere <text:span text:style-name="T1">Weltanschauung</text:span>) che sembra funzionare piuttosto bene e che, soprattutto, è del tutto indipendente dall’esistenza di una o più Divinità.</text:p>
      <text:p text:style-name="Standard">Perché io ci credo davvero che Dio è la compattificazione di Alexandroff dell’Universo, ovvero un elemento soprannaturale che si introduce nelle “spiegazioni” quando non si sa come rendere conto di qualcosa.</text:p>
      <text:p text:style-name="Standard">Sfortunatamente però, rattoppare una cosmogonia zoppicante introducendo il concetto di Dio, porta inevitabilmente a dei paradossi, tipo: se Dio è buono, perché permette il male? Che Dio è, uno che prima mi dice di non ammazzare e poi fa morire di fame o di sete o di stenti centinaia di bambini ogni giorno?</text:p>
      <text:p text:style-name="Standard">Le cose sono due: o il male esiste perché Dio <text:span text:style-name="T1">non può</text:span> evitarlo (e allora perché diciamo che è onnipotente?); oppure il male esiste perché Dio <text:span text:style-name="T1">non vuole</text:span> evitarlo (e allora perché diciamo che è buono?).</text:p>
      <text:p text:style-name="Standard">Ci sono risposte canoniche a queste domande, ma possono soddisfare giusto l’ascoltatore medio di Radio Maria, io cercavo qualcosa di meglio.</text:p>
      <text:p text:style-name="Standard">Inoltre, la maggior parte delle religioni richiedono una certa dose di fede in qualche luogo (Paradiso) o condizione (Nirvana) soprannaturale e inconoscibile fino al momento successivo alla morte, e questo mi suonava un po’ di fregatura.</text:p>
      <text:p text:style-name="Standard">Mi sono chiesto allora se sarebbe stato possibile dare una spiegazione dell’Universo senza introdurre elementi esterni a quelli che conosciamo.</text:p>
      <text:p text:style-name="Standard">In altre parole, se era possibile creare una metafisica senza elementi metafisici.</text:p>
      <text:p text:style-name="Standard">Era possibile.</text:p>
      <text:p text:style-name="Standard"/>
      <text:p text:style-name="Standard">Sostiene Aristotele (sempre nelle prime pagine, per fortuna) che le scienze più rigorose sono quelle che richiedono il numero minore di premesse.</text:p>
      <text:p text:style-name="Standard">La cosa mi conforta, perché la mia ipotesi richiede solo tre premesse per funzionare a livello “base”, e quattro per una visione un po’ più appetibile delle cose.</text:p>
      <text:p text:style-name="Standard">I tre dogmi principali della mia “religione” sono:</text:p>
      <text:p text:style-name="Standard"/>
      <text:list xml:id="list123821124522571203" text:style-name="WW8Num1">
        <text:list-item>
          <text:p text:style-name="P6">le cose possono esistere</text:p>
        </text:list-item>
        <text:list-item>
          <text:p text:style-name="P6">l’Universo si espande</text:p>
        </text:list-item>
        <text:list-item>
          <text:p text:style-name="P6">se lasci andare un peso, quello ti finisce su un piede</text:p>
        </text:list-item>
      </text:list>
      <text:p text:style-name="Standard"/>
      <text:p text:style-name="Standard">Del quarto dogma parleremo dopo, per ora concentriamoci su questi tre:</text:p>
      <text:p text:style-name="Standard"/>
      <text:p text:style-name="Standard"><text:span text:style-name="T9">Dogma numero uno:</text:span> <text:span text:style-name="T1">le cose possono esistere</text:span>.</text:p>
      <text:p text:style-name="Standard">Questo è stato il dogma più facile da formulare, ma è fondamentale, perché se le cose non potessero esistere, tutto il resto non avrebbe senso.</text:p>
      <text:p text:style-name="Standard"/>
      <text:p text:style-name="Standard"><text:span text:style-name="T9">Dogma numero due:</text:span> <text:span text:style-name="T1">l’Universo si espande</text:span>.</text:p>
      <text:p text:style-name="Standard">Questo dogma, se non me l’avessero detto, non l’avrei mai potuto sapere, ma va bene lo stesso.</text:p>
      <text:p text:style-name="Standard">Allo stato attuale delle nostre conoscenze, tutto lascia supporre che l’Universo fosse, inizialmente, un’unica <text:span text:style-name="T1">cosa</text:span> che, per ragioni non ancora definite(<text:span text:style-name="Footnote_20_Symbol"><text:note text:id="ftn1" text:note-class="footnote"><text:note-citation>1</text:note-citation><text:note-body><text:p text:style-name="P2"><text:s/>L’altro giorno, leggevo che il termine d<text:span text:style-name="T1">iavolo</text:span> deriva dal greco <text:span text:style-name="T1">di</text:span><text:span text:style-name="T2">á</text:span><text:span text:style-name="T1">bolos</text:span>, che vuol dire: “colui che divide”...</text:p></text:note-body></text:note></text:span>), è scoppiata disseminando i suoi pezzi in ogni dove.I pezzi si sono raggrumati in stelle e pianeti, permettendoci quindi di formulare il...</text:p>
      <text:p text:style-name="Standard"><text:soft-page-break/></text:p>
      <text:p text:style-name="Standard"><text:span text:style-name="T9">Dogma numero tre:</text:span> <text:span text:style-name="T1">se lasci andare un peso, quello ti finisce su un piede</text:span>.</text:p>
      <text:p text:style-name="Standard">Qui ho un po’ barato, buttandola in caciara, perché questo, dei tre dogmi, è quello meno comprovabile.</text:p>
      <text:p text:style-name="Standard">O meglio, a livello <text:span text:style-name="T1">locale</text:span> (che è appunto quello da me utilizzato nella formulazione), è innegabile il fatto che tutto ciò che ci circonda sia sottoposto alla forza di gravità (se lo lasci andare, il martello ti cade sul piede e anche la Terra, o prima o poi, “cadrà” sul Sole), mentre è solo <text:span text:style-name="T1">possibile</text:span> che le diverse parti dell’Universo potranno, o prima o poi, subire l’attrazione l’una dell’altra e ricompattarsi in un <text:span text:style-name="T1">Uno</text:span>.</text:p>
      <text:p text:style-name="Standard">Poe, in “Eureka”, dice un sacco di fregnacce, ma sostiene una teoria affascinante, ovvero che la forza di gravità non sia altro che la tendenza innata (e metafisica) degli atomi a ritornare all’Uno.</text:p>
      <text:p text:style-name="Standard">Io lo cito perché l’idea è molto elegante, ma, per quelli che sono i miei scopi, mi limito qui a dare per buona, anche in assenza di prove a suffragio, la tesi secondo cui l’Universo prima o poi collasserà nell’Uno Primigenio.</text:p>
      <text:p text:style-name="Standard">Riassumendo, se affermo che l’Universo esiste, inizialmente era Uno, adesso si sta espandendo, ma poi tornerà a essere Uno, credo che l’unica cosa che mi si può contestare è quel: “tornerà” in vece di: “potrebbe tornare”.</text:p>
      <text:p text:style-name="Standard">Bene.</text:p>
      <text:p text:style-name="Standard"/>
      <text:p text:style-name="Standard">Una volta che l’Universo sarà nuovamente collassato nell’Uno, i casi saranno due: resterà Uno per il resto del Tempo oppure esploderà di nuovo, dando vita a un nuovo Universo.</text:p>
      <text:p text:style-name="Standard">La prima ipotesi è perfettamente lecita, ma è noiosa e contrasta con la tendenza generale delle cose ad avvenire per cicli (le stagioni, per esempio), quindi ce ne disinteresseremo, chiedendoci invece cosa potrebbe succedere se si verificasse un nuovo <text:span text:style-name="T1">Big Bang</text:span>.</text:p>
      <text:p text:style-name="Standard">Anche qui, le ipotesi sono due.</text:p>
      <text:p text:style-name="Standard">Una è: potrebbe essere che un Big Bang avvenga solo in determinate condizioni e che quelle condizioni portino necessariamente a un Universo identico a quello come noi lo conosciamo adesso; quindi, se l’Uno esploderà di nuovo, ricomincerà tutto da capo.</text:p>
      <text:p text:style-name="Standard">La seconda ipotesi è che ogni Big Bang avviene in circostanze e con modalità specifiche e quindi, se l’Uno esploderà di nuovo, nascerà un nuovo Universo, che potrà avere pochi o nessun punto di contatto con quello corrente.</text:p>
      <text:p text:style-name="Standard">La prima ipotesi è possibile, ma poco probabile, quindi diamo per scontato che sia la seconda, quella corretta; tanto non cambia niente, perché il tempo che noi abbiamo a disposizione per far esplodere e implodere l’Universo è infinito e per quanto bassa possa essere la probabilità che si verifichino due esplosioni uguali, in un lasso di tempo infinito è <text:s/>impossibile che la cosa prima o poi non avvenga.</text:p>
      <text:p text:style-name="Standard">In base allo stesso principio, dato per scontato che - o prima o poi - questo Universo tornerà a manifestarsi, è lecito pensare, non per fede, ma in base a un banale calcolo probabilistico, che anche ciò che c’è in esso possa o prima o poi tornare a essere. Noi compresi.</text:p>
      <text:p text:style-name="Standard">Magari non la prima volta che questo Universo si ripeterà, magari non la seconda, ma se la sequenza esplosione/collasso andrà avanti per sempre, è lecito pensare che in uno dei cicli futuri noi compariremo di nuovo su questa Terra.</text:p>
      <text:p text:style-name="Standard">Anzi, estendendo retroattivamente gli stessi principi è altrettanto lecito pensare che questa non sia la prima volta che noi siamo qui a dire le nostre battute: per quello che ne possiamo sapere, questa potrebbe essere una commedia che ha avuto più repliche di <text:span text:style-name="T5">Cats</text:span> e di <text:span text:style-name="T5">The Rocky Horror Picture Show</text:span> messi insieme...</text:p>
      <text:p text:style-name="Standard"/>
      <text:p text:style-name="Standard">Ma chi siamo, “noi”?</text:p>
      <text:p text:style-name="Standard">Mi piacerebbe pensare che esiste qualcosa di bizzarro come l’anima, ma come ho detto, questa è una cosmogonia che prescinde da elementi metafisici e quindi ne dovrò fare a meno.</text:p>
      <text:p text:style-name="Standard">L’idea è che l’anima non esiste e che ciò che noi chiamiamo “anima” altro non sia che una particolare conformazione del circuito sinaptico del cervello.</text:p>
      <text:p text:style-name="Standard"><text:soft-page-break/>In altre parole, l’anima è il modo in cui i neuroni del nostro cervello sono collegati gli uni agli altri.</text:p>
      <text:p text:style-name="Standard">D’altro canto, se non fosse così, se esistesse davvero un’anima che determina il nostro modo di comportarci, non si spiegherebbero gli effetti dell’elettroshock o della lobotomia...</text:p>
      <text:p text:style-name="Standard">Attenzione, però: dire che l’anima non esiste è pericoloso, perché (semplifico) se l’anima non c’è, allora non posso andare all’Inferno e se non rischio di andare all’Inferno, chi me lo fa fare di comportarmi bene, facendomi un culo così tutta la vita per due soldi? Se davvero l’anima non c’è, mi metto a spacciare droga o a peculare sulle commesse statali e faccio la bella vita.</text:p>
      <text:p text:style-name="Standard">È questo che ha fatto la fortuna della Chiesa Cattolica: sostenendo l’esistenza dell’anima e propugnando un sistema che prevedeva una pena eterna per peccati risibili, ha prodotto duemila anni di pigoristica accettazione delle iniquità dei potenti ai danni dei deboli (ari-semplifico, i dettagli in: <text:span text:style-name="T1">Chi++</text:span>).</text:p>
      <text:p text:style-name="Standard">Ma, se le cose stanno come penso io, il fatto che l’anima non esista non ci autorizza a fare il porco comodo nostro, anzi...</text:p>
      <text:p text:style-name="Standard">Se davvero siamo tutti degli epifenomeni, possiamo manifestarci ora qui ora lì, a seconda dei casi e se io oggi (in questo ciclo dell’Universo) mi manifesto all’interno di Raimondo Canaro, evasore fiscale e filosofo d’accatto, un domani (in un altro ciclo di questa particolare specie di Universo) potrei manifestarmi in Pierluigi Mancuso, ufficiale della Guardia di Finanza.</text:p>
      <text:p text:style-name="Standard">Similmente, se io oggi (sempre nel senso di: in questo ciclo dell’Universo) mi metto a spacciare droga fregandomene delle persone che ammazzo e delle famiglie che rovino, domani (sempre nel senso...), potrei benissimo ritrovarmi in uno di quei drogati o di quei familiari e subirei le conseguenze delle mie stesse azioni.</text:p>
      <text:p text:style-name="Standard">È quindi decisamente meglio che io mi comporti bene e che cerchi, per quanto mi è possibile, di convincere anche gli altri a comportarsi bene.</text:p>
      <text:p text:style-name="Standard">Ora, il concetto di “bene”, a prescindere da una Divinità e da un corpo di regole predefinito non è che funzioni granché (come dimostra, senza volerlo, il libro <text:span text:style-name="T1">Un’etica senza Dio</text:span> di Lecaldano), ma nel nostro caso possiamo definire “bene” quel comportamento che non lede, almeno intenzionalmente, nessuno.</text:p>
      <text:p text:style-name="Standard">È la differenza, drastica, che passa fra l’agire <text:span text:style-name="T1">male</text:span> e l’agire <text:span text:style-name="T1">per il male</text:span>.</text:p>
      <text:p text:style-name="Standard">(Anche qui, devo semplificare, ma ho delle dimostrazioni per tutte queste affermazioni...)</text:p>
      <text:p text:style-name="Standard">C’è una frase bellissima in un libro sulla vita dello spadaccino Myamoto Musashi: </text:p>
      <text:p text:style-name="Standard"/>
      <text:p text:style-name="citazione">Non bisogna interferire nel funzionamento dell’Universo, </text:p>
      <text:p text:style-name="citazione">ma prima è necessario capire quale sia, </text:p>
      <text:p text:style-name="citazione">il funzionamento dell’Universo</text:p>
      <text:p text:style-name="P1"/>
      <text:p text:style-name="P1">Che somiglia molto a una frase di Jacopone da Todi:</text:p>
      <text:p text:style-name="P1"/>
      <text:p text:style-name="citazione">Prima devi sape' perché stai ar monno </text:p>
      <text:p text:style-name="citazione">quanno sai er perché </text:p>
      <text:p text:style-name="citazione">te devi impara' a stacce </text:p>
      <text:p text:style-name="Standard"/>
      <text:p text:style-name="Standard">È (la prima frase) una forma estesa del W<text:span text:style-name="T1">u Wei</text:span> taoista, ma come possiamo capire se stiamo interferendo nel funzionamento dell’Universo?</text:p>
      <text:p text:style-name="Standard">È facile: se stiamo agendo in risposta a un’esigenza esterna alla nostra persona, è probabile che siamo sulla strada giusta; se stiamo agendo per soddisfare una nostra personalissima esigenza, è probabile che siamo sulla strada sbagliata. Un po’ la differenza che passa fra lo sparare a un alce per mangiarselo e sparargli per appendersi in casa la sua testa.</text:p>
      <text:p text:style-name="Standard">Ciascuno di noi è perfettamente in grado di capire se si sta comportando bene oppure male: deve solo chiederselo e darsi una risposta sincera.</text:p>
      <text:p text:style-name="Standard">Qualche volta non serve nemmeno chiederselo.</text:p>
      <text:p text:style-name="Standard">Ed è qui che entra in gioco il quarto dogma.</text:p>
      <text:p text:style-name="Standard"/>
      <text:p text:style-name="Standard"><text:span text:style-name="T9">Il quarto dogma</text:span> si discosta dai tre dogmi principali perché è l’unico che richiede una certa dose di fede.</text:p>
      <text:p text:style-name="Standard"><text:soft-page-break/>Il quarto dogma si discosta anche dai dogmi ordinari, perché invece di imporre in maniera ricattatoria un’affermazione che sarebbe altrimenti piuttosto difficile da credere - Dio è uno e trino, la Madonna era vergine, il Papa è infallibile ecc. - prova a rendere coerenti (all’interno del sistema, ovviamente) dei fatti che non lo sono. Faccio degli esempi:</text:p>
      <text:p text:style-name="Standard"/>
      <text:list xml:id="list6170489149898488463" text:style-name="WW8Num3">
        <text:list-item>
          <text:p text:style-name="P7">“<text:span text:style-name="T4">how does a duck knows what direction South is?”</text:span>, come diceva la canzone dei <text:span text:style-name="T5">Crash Test Dummies</text:span>;</text:p>
        </text:list-item>
        <text:list-item>
          <text:p text:style-name="P7">perché, alle volte, agiamo come se sapessimo cosa sta per succedere?</text:p>
        </text:list-item>
        <text:list-item>
          <text:p text:style-name="P7">perché, il 24 dicembre del 2004 io, prima di uscire a ubriacarmi con mio fratello, per celebrare l’anniversario della morte del nostro cane, mi sono vestito da bravo ragazzo, con il cardigan e il loden?</text:p>
        </text:list-item>
      </text:list>
      <text:p text:style-name="Standard"/>
      <text:p text:style-name="Standard">In parole povere: cos’è quello che comunemente chiamiamo: “istinto” e che Jung, se non ho capito male (probabile) definisce: “inconscio collettivo”?</text:p>
      <text:p text:style-name="Standard">Non ho una risposta certa a questa domanda, ma solo un’ipotesi: <text:span text:style-name="T1">Post-it</text:span>.</text:p>
      <text:p text:style-name="Standard">Promemoria che noi, nel corso delle nostre precedenti esistenze, abbiamo appiccicato da qualche parte, per ricordarci di fare o di non fare qualcosa.</text:p>
      <text:p text:style-name="Standard">Una sorta di memoria persistente, esterna, o comunque non soggetta ai cicli di rinascita dell’Universo.</text:p>
      <text:p text:style-name="Standard">Se l’Universo fosse un computer, potremmo pensare a tutto ciò che esiste come a un programma che “gira” in memoria e all’istinto (o all’immaginario collettivo) come a qualcosa scritto invece sul disco rigido.</text:p>
      <text:p text:style-name="Standard">Ogni volta che il computer viene spento, la memoria si svuota e tutto quello che conteneva si perde, mentre ciò che è scritto sul disco rigido rimane lì, in attesa della prossima “accensione”.</text:p>
      <text:p text:style-name="Standard">Insomma, il dogma numero quattro è: <text:span text:style-name="T1">lo sai, perché ci sei già passato</text:span>.</text:p>
      <text:p text:style-name="Standard">Non vale per qualunque evento della nostra esistenza, ovviamente, ma solo per quelli importanti: quelli che, nelle nostre precedenti esistenze, hanno prodotto effetti che ci interessa o ri-produrre o evitare.</text:p>
      <text:p text:style-name="Standard">Non ho ancora capito come facciamo a scrivere questi promemoria, posto che esistano davvero; magari è sufficiente essere molto contenti o molto addolorati per qualcosa, ma so in che maniera possiamo leggerli: evitando di non leggerli.</text:p>
      <text:p text:style-name="Standard">Evitando di ignorare i segnali che riceviamo, riconoscendo ed accettando la direzione in cui ci porta la corrente anche quando non è quella in cui vorremmo o preferiremmo andare.</text:p>
      <text:p text:style-name="Standard">Non sto dicendo che sia facile.</text:p>
      <text:p text:style-name="Standard"/>
      <text:p text:style-name="Standard">La mia teoria ha un corollario metafisico, ma non ce la farei mai a farlo entrare tutto in queste poche pagine. È il libro che sto scrivendo.</text:p>
      <text:p text:style-name="Standard">Ne faccio un breve riassunto:</text:p>
      <text:p text:style-name="Standard"/>
      <text:p text:style-name="P3">L’Universo <text:span text:style-name="T8">è</text:span> il Paradiso: siamo noi, che lo utilizziamo male, trasformandolo nell'Inferno.</text:p>
      <text:p text:style-name="Standard"/>
      <text:p text:style-name="Standard">Questa visione ha il pregio di funzionare anche solo con le quattro dimensioni che conosciamo ed è perfettamente compatibile con tutte le principali religioni, oltre che con <text:span text:style-name="T6">Imagine</text:span> di John Lennon.</text:p>
      <text:p text:style-name="Standard"/>
      <text:p text:style-name="P5">Imagine there's no heaven<text:line-break/>It's easy if you try<text:line-break/>No hell below us<text:line-break/>Above us only sky</text:p>
      <text:p text:style-name="Standard"/>
      <text:p text:style-name="Standard">Il Paradiso e l'Inferno non sono <text:span text:style-name="T3">altrove,</text:span> sono solo due stati possibili dell'Universo e siamo noi, con le nostre azioni, a decidere in quale dei due viver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ill Sans" svg:font-family="'Gill Sans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Gill Sans" fo:font-size="12pt" fo:language="it" fo:country="IT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urier New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="Gill Sans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Gill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ill San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break-before="page" fo:keep-with-next="always"/>
      <style:text-properties style:font-name="Courier New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4.23mm" fo:margin-bottom="1.06mm" fo:keep-with-next="always"/>
      <style:text-properties fo:font-weight="bold" style:font-weight-asian="bold" style:font-name-complex="Arial" style:font-size-complex="13pt" style:font-weight-complex="bold"/>
    </style:style>
    <style:style style:name="Contents_20_1" style:display-name="Contents 1" style:family="paragraph" style:parent-style-name="Standard" style:next-style-name="Standard" style:class="index"/>
    <style:style style:name="Stile_20_Sommario_20_1_20__2b__20_Sinistro_3a__20__20_0_20_mm" style:display-name="Stile Sommario 1 + Sinistro:  0 mm" style:family="paragraph" style:parent-style-name="Contents_20_1">
      <style:paragraph-properties fo:text-align="justify" style:justify-single-word="false" fo:orphans="0" fo:widows="0"/>
      <style:text-properties fo:font-size="11pt" style:font-size-asian="11pt"/>
    </style:style>
    <style:style style:name="Footnote" style:family="paragraph" style:parent-style-name="Standard" style:class="extra"/>
    <style:style style:name="Nota" style:family="paragraph" style:parent-style-name="Standard">
      <style:paragraph-properties fo:margin-left="20mm" fo:margin-right="0mm" fo:margin-top="2.12mm" fo:margin-bottom="2.12mm" fo:text-indent="0mm" style:auto-text-indent="false"/>
      <style:text-properties fo:font-size="11pt" style:font-size-asian="11pt"/>
    </style:style>
    <style:style style:name="codice" style:family="paragraph" style:parent-style-name="Standard">
      <style:paragraph-properties fo:margin-left="10mm" fo:margin-right="10mm" fo:orphans="0" fo:widows="0" fo:text-indent="0mm" style:auto-text-indent="false" fo:background-color="#f3f3f3">
        <style:background-image/>
      </style:paragraph-properties>
      <style:text-properties fo:font-size="9pt" fo:language="zxx" fo:country="none" style:font-size-asian="9pt" style:language-asian="zxx" style:country-asian="none"/>
    </style:style>
    <style:style style:name="Incluso" style:family="paragraph" style:parent-style-name="Standard">
      <style:paragraph-properties fo:margin-left="10mm" fo:margin-right="10mm" fo:text-align="justify" style:justify-single-word="false" fo:text-indent="0mm" style:auto-text-indent="false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fo:text-align="justify" style:justify-single-word="false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itazione" style:family="paragraph" style:parent-style-name="Incluso">
      <style:text-properties fo:font-style="italic" style:font-style-asian="italic"/>
    </style:style>
    <style:style style:name="Citazione" style:family="paragraph" style:parent-style-name="Standard">
      <style:paragraph-properties fo:margin-left="8.01mm" fo:margin-right="8.01mm" fo:text-align="justify" style:justify-single-word="false" fo:orphans="0" fo:widows="0" fo:text-indent="0mm" style:auto-text-indent="false"/>
      <style:text-properties style:text-scale="90%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Car._20_predefinito_20_paragrafo" style:display-name="Car. predefinito paragrafo" style:family="text"/>
    <style:style style:name="Footnote_20_Symbol" style:display-name="Footnote Symbol" style:family="text" style:parent-style-name="Car._20_predefinito_20_paragrafo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1.75mm" fo:text-indent="-3.18mm" fo:margin-left="31.75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9.85mm" fo:text-indent="-3.18mm" fo:margin-left="69.8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7.95mm" fo:text-indent="-3.18mm" fo:margin-left="107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5.01mm" fo:text-indent="-5.01mm" fo:margin-left="5.01mm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Courier New1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Courier New1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Courier New1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text:list-tab-stop-position="5.01mm" fo:text-indent="-5.01mm" fo:margin-left="5.01m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Courier New1"/>
      </text:list-level-style-bullet>
      <text:list-level-style-bullet text:level="3" text:style-name="WW8Num3z0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Courier New1"/>
      </text:list-level-style-bullet>
      <text:list-level-style-bullet text:level="6" text:style-name="WW8Num3z0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Courier New1"/>
      </text:list-level-style-bullet>
      <text:list-level-style-bullet text:level="9" text:style-name="WW8Num3z0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Courier New1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Courier New1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4.99mm" fo:margin-bottom="20mm" fo:margin-left="20mm" fo:margin-right="20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3.53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ostiene Aristotele (e per fortuna lo sostiene nella sesta pagina de: “La metafisica”, ché se l’avesse sostenuto, che so, a pagina quattrocentosettantadue, chissà se l’avrei mai saputo) che la ricerca della conoscenza, “deve in qualche modo portarci a un</dc:title>
    <meta:initial-creator>Carlo Simonelli</meta:initial-creator>
    <meta:creation-date>2007-06-12T15:22:00</meta:creation-date>
    <dc:date>2015-08-09T17:53:50</dc:date>
    <meta:editing-cycles>41</meta:editing-cycles>
    <meta:editing-duration>PT6H53M16S</meta:editing-duration>
    <meta:generator>OpenOffice/4.1.1$Unix OpenOffice.org_project/411m6$Build-9775</meta:generator>
    <meta:document-statistic meta:table-count="0" meta:image-count="0" meta:object-count="0" meta:page-count="4" meta:paragraph-count="91" meta:word-count="2268" meta:character-count="13795"/>
  </office:meta>
</office:document-meta>
</file>